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font-name-complex="Calibri" fo:language="en" fo:country="US"/>
    </style:style>
    <style:style style:name="T3" style:parent-style-name="Standaardalinea-lettertype" style:family="text">
      <style:text-properties style:font-name-complex="Calibri" fo:language="en" fo:country="US"/>
    </style:style>
    <style:style style:name="T4" style:parent-style-name="Hyperlink" style:family="text">
      <style:text-properties style:font-name-complex="Calibri" fo:language="en" fo:country="US"/>
    </style:style>
    <style:style style:name="T5" style:parent-style-name="Standaardalinea-lettertype" style:family="text">
      <style:text-properties style:font-name-complex="Calibri" fo:language="en" fo:country="US"/>
    </style:style>
    <style:style style:name="T6" style:parent-style-name="Hyperlink" style:family="text">
      <style:text-properties style:font-name-complex="Calibri" fo:language="en" fo:country="US"/>
    </style:style>
    <style:style style:name="T7" style:parent-style-name="Standaardalinea-lettertype" style:family="text">
      <style:text-properties style:font-name-complex="Calibri" fo:language="en" fo:country="US"/>
    </style:style>
    <style:style style:name="T8" style:parent-style-name="Standaardalinea-lettertype" style:family="text">
      <style:text-properties style:font-name-complex="Calibri" fo:language="en" fo:country="US"/>
    </style:style>
    <style:style style:name="T9" style:parent-style-name="Hyperlink" style:family="text">
      <style:text-properties style:font-name-complex="Calibri" fo:language="en" fo:country="US"/>
    </style:style>
    <style:style style:name="T10" style:parent-style-name="Standaardalinea-lettertype" style:family="text">
      <style:text-properties style:font-name-complex="Calibri" fo:language="en" fo:country="US"/>
    </style:style>
    <style:style style:name="T11" style:parent-style-name="Hyperlink" style:family="text">
      <style:text-properties style:font-name-complex="Calibri" fo:language="en" fo:country="US"/>
    </style:style>
    <style:style style:name="T12" style:parent-style-name="Standaardalinea-lettertype" style:family="text">
      <style:text-properties style:font-name-complex="Calibri" fo:language="en" fo:country="US"/>
    </style:style>
    <style:style style:name="T13" style:parent-style-name="Hyperlink" style:family="text">
      <style:text-properties style:font-name-complex="Calibri" fo:language="en" fo:country="US"/>
    </style:style>
    <style:style style:name="T14" style:parent-style-name="Hyperlink" style:family="text">
      <style:text-properties style:font-name-complex="Calibri" fo:language="en" fo:country="US"/>
    </style:style>
    <style:style style:name="T15" style:parent-style-name="Hyperlink" style:family="text">
      <style:text-properties style:font-name-complex="Calibri" fo:language="en" fo:country="US"/>
    </style:style>
    <style:style style:name="T16" style:parent-style-name="Hyperlink" style:family="text">
      <style:text-properties style:font-name-complex="Calibri" fo:language="en" fo:country="US"/>
    </style:style>
    <style:style style:name="T17" style:parent-style-name="Hyperlink" style:family="text">
      <style:text-properties style:font-name-complex="Calibri" fo:language="en" fo:country="US"/>
    </style:style>
    <style:style style:name="T18" style:parent-style-name="Standaardalinea-lettertype" style:family="text">
      <style:text-properties style:font-name-complex="Calibri" fo:language="en" fo:country="US"/>
    </style:style>
    <style:style style:name="T19" style:parent-style-name="Hyperlink" style:family="text">
      <style:text-properties style:font-name-complex="Calibri" fo:language="en" fo:country="US"/>
    </style:style>
    <style:style style:name="T20" style:parent-style-name="Standaardalinea-lettertype" style:family="text">
      <style:text-properties style:font-name-complex="Calibri" fo:language="en" fo:country="US"/>
    </style:style>
    <style:style style:name="P21" style:parent-style-name="PreformattedText" style:family="paragraph">
      <style:paragraph-properties fo:text-align="justify"/>
      <style:text-properties style:font-name="Arial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2">PHP-libraries<text:s/></text:span><text:span text:style-name="T3"><text:line-break/><text:s text:c="5"/>-<text:s/></text:span><text:a xlink:href="http://phpmailer.worxware.com/" office:target-frame-name="_top" xlink:show="replace"><text:span text:style-name="T4">http://phpmailer.worxware.com/</text:span></text:a><text:span text:style-name="T5"><text:line-break/><text:s text:c="5"/>-<text:s/></text:span><text:a xlink:href="http://www.benjaminkeen.com/software/php_validation/" office:target-frame-name="_top" xlink:show="replace"><text:span text:style-name="T6">http://www.benjaminkeen.com/software/php_validation/</text:span></text:a></text:p>
      <text:p text:style-name="Standaard"><text:span text:style-name="T7">JavaScript-libraries</text:span><text:span text:style-name="T8"><text:line-break/><text:s text:c="5"/>-<text:s/></text:span><text:a xlink:href="http://www.position-absolute.com/articles/jquery-form-validator-because-form-validation-is-a-mess/" office:target-frame-name="_top" xlink:show="replace"><text:span text:style-name="T9">http://www.position-absolute.com/articles/jquery-form-validator-because-form-validation-is-a-mess/</text:span></text:a><text:span text:style-name="T10"><text:line-break/><text:s text:c="5"/>-<text:s/></text:span><text:a xlink:href="https://github.com/jquery/jquery-ui" office:target-frame-name="_top" xlink:show="replace"><text:span text:style-name="T11">https://github.com/jquery/jquery-ui</text:span></text:a><text:span text:style-name="T12"><text:line-break/><text:s text:c="5"/>-<text:s/></text:span><text:a xlink:href="http://plugins.jquery.com/project/jQueryProgressBar" office:target-frame-name="_top" xlink:show="replace"><text:span text:style-name="T13">http://plugins.jquery.com/project/jQueryProgressBar</text:span></text:a><text:span text:style-name="T14"><text:line-break/><text:s text:c="5"/>-<text:s/></text:span><text:a xlink:href="http://www.eyecon.ro/datepicker/" office:target-frame-name="_top" xlink:show="replace"><text:span text:style-name="T15">http://www.eyecon.ro/datepicker/</text:span></text:a><text:span text:style-name="T16"><text:line-break/><text:s text:c="5"/>-<text:s/></text:span><text:a xlink:href="http://plugins.jquery.com/project/maskedinput" office:target-frame-name="_top" xlink:show="replace"><text:span text:style-name="T17">http://plugins.jquery.com/project/maskedinput</text:span></text:a><text:span text:style-name="T18"><text:line-break/><text:s text:c="5"/>-<text:s/></text:span><text:a xlink:href="http://plugins.jquery.com/project/password_strength" office:target-frame-name="_top" xlink:show="replace"><text:span text:style-name="T19">http://plugins.jquery.com/project/password_strength</text:span></text:a><text:span text:style-name="T20"><text:line-break/></text:span>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than</meta:initial-creator>
    <dc:creator>Nathan</dc:creator>
    <meta:creation-date>2011-06-14T08:02:00Z</meta:creation-date>
    <dc:date>2011-06-14T08:02:00Z</dc:date>
    <meta:template xlink:href="Normal.dotm" xlink:type="simple"/>
    <meta:editing-cycles>1</meta:editing-cycles>
    <meta:editing-duration>PT0S</meta:editing-duration>
    <meta:document-statistic meta:page-count="1" meta:paragraph-count="2" meta:word-count="157" meta:character-count="1024" meta:row-count="7" meta:non-whitespace-character-count="869"/>
  </office:meta>
</office:document-meta>
</file>